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4626in" svg:y="0.4685in">
            <draw:object draw:notify-on-update-of-ranges="Sheet1.A1:Sheet1.A1 Sheet1.A2:Sheet1.A8 Sheet1.B1:Sheet1.B1 Sheet1.B2:Sheet1.B8 Sheet1.A1:Sheet1.A1 Sheet1.A2:Sheet1.A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1185in" svg:y="0.4157in">
            <draw:object draw:notify-on-update-of-ranges="Sheet1.A1:Sheet1.A1 Sheet1.A2:Sheet1.A8 Sheet1.D1:Sheet1.D1 Sheet1.D2:Sheet1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Train Score</text:p>
          </table:table-cell>
          <table:table-cell office:value-type="string" calcext:value-type="string">
            <text:p>Test Score</text:p>
          </table:table-cell>
          <table:table-cell office:value-type="string" calcext:value-type="string">
            <text:p>Zeit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3512.98" calcext:value-type="float">
            <text:p>3512.98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2.024" calcext:value-type="float">
            <text:p>2.02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437.38" calcext:value-type="float">
            <text:p>3437.38</text:p>
          </table:table-cell>
          <table:table-cell office:value-type="float" office:value="3390.91" calcext:value-type="float">
            <text:p>3390.91</text:p>
          </table:table-cell>
          <table:table-cell office:value-type="float" office:value="2.006" calcext:value-type="float">
            <text:p>2.00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3335.68" calcext:value-type="float">
            <text:p>3335.68</text:p>
          </table:table-cell>
          <table:table-cell office:value-type="float" office:value="3326.77" calcext:value-type="float">
            <text:p>3326.77</text:p>
          </table:table-cell>
          <table:table-cell office:value-type="float" office:value="2.152" calcext:value-type="float">
            <text:p>2.152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3264.93" calcext:value-type="float">
            <text:p>3264.93</text:p>
          </table:table-cell>
          <table:table-cell office:value-type="float" office:value="3280.52" calcext:value-type="float">
            <text:p>3280.52</text:p>
          </table:table-cell>
          <table:table-cell office:value-type="float" office:value="2.167" calcext:value-type="float">
            <text:p>2.16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219.08" calcext:value-type="float">
            <text:p>3219.08</text:p>
          </table:table-cell>
          <table:table-cell office:value-type="float" office:value="3260.54" calcext:value-type="float">
            <text:p>3260.54</text:p>
          </table:table-cell>
          <table:table-cell office:value-type="float" office:value="2.358" calcext:value-type="float">
            <text:p>2.35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3199.88" calcext:value-type="float">
            <text:p>3199.88</text:p>
          </table:table-cell>
          <table:table-cell office:value-type="float" office:value="3255.43" calcext:value-type="float">
            <text:p>3255.43</text:p>
          </table:table-cell>
          <table:table-cell office:value-type="float" office:value="2.502" calcext:value-type="float">
            <text:p>2.50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3199.18" calcext:value-type="float">
            <text:p>3199.18</text:p>
          </table:table-cell>
          <table:table-cell office:value-type="float" office:value="3255.77" calcext:value-type="float">
            <text:p>3255.77</text:p>
          </table:table-cell>
          <table:table-cell office:value-type="float" office:value="2.509" calcext:value-type="float">
            <text:p>2.509</text:p>
          </table:table-cell>
          <table:table-cell table:number-columns-repeated="7"/>
        </table:table-row>
        <table:table-row table:style-name="ro1" table:number-rows-repeated="19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Features</text:p>
          </table:table-cell>
          <table:table-cell table:style-name="ce1" office:value-type="string" calcext:value-type="string">
            <text:p>Degree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Test Score</text:p>
          </table:table-cell>
          <table:table-cell table:style-name="ce1" office:value-type="string" calcext:value-type="string">
            <text:p>Zeit</text:p>
          </table:table-cell>
          <table:table-cell/>
          <table:table-cell table:style-name="ce1"/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Train Score</text:p>
          </table:table-cell>
          <table:table-cell table:style-name="ce1" office:value-type="string" calcext:value-type="string">
            <text:p>Test Score</text:p>
          </table:table-cell>
          <table:table-cell table:style-name="ce1" office:value-type="string" calcext:value-type="string">
            <text:p>Zei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512.98" calcext:value-type="float">
            <text:p>3512.98</text:p>
          </table:table-cell>
          <table:table-cell office:value-type="float" office:value="3454.74" calcext:value-type="float">
            <text:p>3454.74</text:p>
          </table:table-cell>
          <table:table-cell table:style-name="ce1" office:value-type="float" office:value="2.024" calcext:value-type="float">
            <text:p>2.024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3314.87" calcext:value-type="float">
            <text:p>3314.87</text:p>
          </table:table-cell>
          <table:table-cell table:style-name="ce1" office:value-type="float" office:value="3319.26" calcext:value-type="float">
            <text:p>3319.26</text:p>
          </table:table-cell>
          <table:table-cell table:style-name="ce1" office:value-type="float" office:value="2.562" calcext:value-type="float">
            <text:p>2.5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437.38" calcext:value-type="float">
            <text:p>3437.38</text:p>
          </table:table-cell>
          <table:table-cell office:value-type="float" office:value="3390.91" calcext:value-type="float">
            <text:p>3390.91</text:p>
          </table:table-cell>
          <table:table-cell table:style-name="ce1" office:value-type="float" office:value="2.006" calcext:value-type="float">
            <text:p>2.006</text:p>
          </table:table-cell>
          <table:table-cell/>
          <table:table-cell table:style-name="ce1"/>
          <table:table-cell office:value-type="float" office:value="2" calcext:value-type="float">
            <text:p>2</text:p>
          </table:table-cell>
          <table:table-cell table:style-name="ce1" office:value-type="float" office:value="2819.49" calcext:value-type="float">
            <text:p>2819.49</text:p>
          </table:table-cell>
          <table:table-cell table:style-name="ce1" office:value-type="float" office:value="3037.46" calcext:value-type="float">
            <text:p>3037.46</text:p>
          </table:table-cell>
          <table:table-cell table:style-name="ce1" office:value-type="float" office:value="3.973" calcext:value-type="float">
            <text:p>3.9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335.68" calcext:value-type="float">
            <text:p>3335.68</text:p>
          </table:table-cell>
          <table:table-cell office:value-type="float" office:value="3326.77" calcext:value-type="float">
            <text:p>3326.77</text:p>
          </table:table-cell>
          <table:table-cell table:style-name="ce1" office:value-type="float" office:value="2.152" calcext:value-type="float">
            <text:p>2.152</text:p>
          </table:table-cell>
          <table:table-cell/>
          <table:table-cell table:style-name="ce1"/>
          <table:table-cell office:value-type="float" office:value="3" calcext:value-type="float">
            <text:p>3</text:p>
          </table:table-cell>
          <table:table-cell table:style-name="ce1" office:value-type="float" office:value="1794.14" calcext:value-type="float">
            <text:p>1794.14</text:p>
          </table:table-cell>
          <table:table-cell table:style-name="ce1" office:value-type="float" office:value="13591.11" calcext:value-type="float">
            <text:p>13591.11</text:p>
          </table:table-cell>
          <table:table-cell table:style-name="ce1" office:value-type="float" office:value="404.678" calcext:value-type="float">
            <text:p>404.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63.76" calcext:value-type="float">
            <text:p>3363.76</text:p>
          </table:table-cell>
          <table:table-cell office:value-type="float" office:value="3374.18" calcext:value-type="float">
            <text:p>3374.18</text:p>
          </table:table-cell>
          <table:table-cell table:style-name="ce1" office:value-type="float" office:value="2.137" calcext:value-type="float">
            <text:p>2.1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48.56" calcext:value-type="float">
            <text:p>3148.56</text:p>
          </table:table-cell>
          <table:table-cell office:value-type="float" office:value="3253.21" calcext:value-type="float">
            <text:p>3253.21</text:p>
          </table:table-cell>
          <table:table-cell table:style-name="ce1" office:value-type="float" office:value="2.836" calcext:value-type="float">
            <text:p>2.83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888.56" calcext:value-type="float">
            <text:p>2888.56</text:p>
          </table:table-cell>
          <table:table-cell office:value-type="float" office:value="3082.5" calcext:value-type="float">
            <text:p>3082.5</text:p>
          </table:table-cell>
          <table:table-cell table:style-name="ce1" office:value-type="float" office:value="3.58" calcext:value-type="float">
            <text:p>3.5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190.5" calcext:value-type="float">
            <text:p>3190.5</text:p>
          </table:table-cell>
          <table:table-cell office:value-type="float" office:value="3350.03" calcext:value-type="float">
            <text:p>3350.03</text:p>
          </table:table-cell>
          <table:table-cell table:style-name="ce1" office:value-type="float" office:value="2.937" calcext:value-type="float">
            <text:p>2.937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67.18" calcext:value-type="float">
            <text:p>2667.18</text:p>
          </table:table-cell>
          <table:table-cell office:value-type="float" office:value="3157.12" calcext:value-type="float">
            <text:p>3157.12</text:p>
          </table:table-cell>
          <table:table-cell table:style-name="ce1" office:value-type="float" office:value="9.254" calcext:value-type="float">
            <text:p>9.25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63.55" calcext:value-type="float">
            <text:p>2063.55</text:p>
          </table:table-cell>
          <table:table-cell office:value-type="float" office:value="3257.29" calcext:value-type="float">
            <text:p>3257.29</text:p>
          </table:table-cell>
          <table:table-cell table:style-name="ce1" office:value-type="float" office:value="103.515" calcext:value-type="float">
            <text:p>103.515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 table:number-rows-repeated="10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3:47:36.359940697</meta:creation-date>
    <dc:date>2023-06-11T15:23:05.244772202</dc:date>
    <meta:editing-duration>PT23M52S</meta:editing-duration>
    <meta:editing-cycles>1</meta:editing-cycles>
    <meta:document-statistic meta:table-count="1" meta:cell-count="98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Sheet1.A1:Sheet1.C8" chart:data-source-has-labels="row" svg:x="0.236cm" svg:y="0.179cm" svg:width="12.242cm" svg:height="8.639cm">
          <chart:coordinate-region svg:x="1.228cm" svg:y="0.378cm" svg:width="11.06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scatter">
            <chart:domain table:cell-range-address="Sheet1.A2:Sheet1.A8"/>
            <chart:data-point chart:repeated="7"/>
          </chart:series>
          <chart:series chart:style-name="ch7" chart:values-cell-range-address="Sheet1.C2:Sheet1.C8" chart:label-cell-address="Sheet1.C1:Sheet1.C1" chart:class="chart:scatte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 Score</text:p>
                <draw:g>
                  <svg:desc>Sheet1.B1:Sheet1.B1</svg:desc>
                </draw:g>
              </table:table-cell>
              <table:table-cell office:value-type="string">
                <text:p>Test Scor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3512.98">
                <text:p>3512.98</text:p>
                <draw:g>
                  <svg:desc>Sheet1.B2:Sheet1.B8</svg:desc>
                </draw:g>
              </table:table-cell>
              <table:table-cell office:value-type="float" office:value="3454.74">
                <text:p>3454.74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437.38">
                <text:p>3437.38</text:p>
              </table:table-cell>
              <table:table-cell office:value-type="float" office:value="3390.91">
                <text:p>339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335.68">
                <text:p>3335.68</text:p>
              </table:table-cell>
              <table:table-cell office:value-type="float" office:value="3326.77">
                <text:p>3326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264.93">
                <text:p>3264.93</text:p>
              </table:table-cell>
              <table:table-cell office:value-type="float" office:value="3280.52">
                <text:p>328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219.08">
                <text:p>3219.08</text:p>
              </table:table-cell>
              <table:table-cell office:value-type="float" office:value="3260.54">
                <text:p>326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99.88">
                <text:p>3199.88</text:p>
              </table:table-cell>
              <table:table-cell office:value-type="float" office:value="3255.43">
                <text:p>3255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199.18">
                <text:p>3199.18</text:p>
              </table:table-cell>
              <table:table-cell office:value-type="float" office:value="3255.77">
                <text:p>3255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Sheet1.A1:Sheet1.A8 Sheet1.D1:Sheet1.D8" chart:data-source-has-labels="row" svg:x="0.32cm" svg:y="0.18cm" svg:width="13.434cm" svg:height="8.64cm">
          <chart:coordinate-region svg:x="1.047cm" svg:y="0.379cm" svg:width="12.5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8" chart:label-cell-address="Sheet1.D1:Sheet1.D1" chart:class="chart:scatter">
            <chart:domain table:cell-range-address="Sheet1.A2:Sheet1.A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ei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2.024">
                <text:p>2.024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.509">
                <text:p>2.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